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200.00%" fo:text-align="left"/>
    </style:style>
    <style:style style:name="P4" style:family="paragraph">
      <style:paragraph-properties fo:line-height="200.00%" fo:text-align="right"/>
    </style:style>
    <style:style style:name="P5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justify" fo:margin-left="18.00pt" fo:text-indent="0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4" style:family="paragraph">
      <style:paragraph-properties fo:line-height="100.00%" fo:text-align="left" fo:margin-left="18.00pt" fo:text-indent="0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righ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>
        <style:tab-stops>
          <style:tab-stop style:position="837346.80pt"/>
        </style:tab-stops>
      </style:paragraph-properties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29" style:family="paragraph">
      <style:paragraph-properties fo:line-height="100.00%" fo:text-align="left" fo:margin-left="18.00pt" fo:text-indent="0.00pt"/>
    </style:style>
    <style:style style:name="P30" style:family="paragraph">
      <style:paragraph-properties fo:line-height="100.00%" fo:text-align="right" fo:margin-left="18.00pt" fo:text-indent="0.00pt"/>
    </style:style>
    <style:style style:name="TableColumn0100" style:family="table-column">
      <style:table-column-properties style:column-width="1.120139in"/>
    </style:style>
    <style:style style:name="TableColumn0101" style:family="table-column">
      <style:table-column-properties style:column-width="5.454861in"/>
    </style:style>
    <style:style style:name="Table01" style:family="table">
      <style:table-properties style:width="6.575000in" fo:margin-left="0.000000in" style:writing-mode="lr" table:align="left" style:may-break-between-rows="true"/>
    </style:style>
    <style:style style:name="TableRow0100" style:family="table-row">
      <style:table-row-properties style:min-row-height="2.371528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0.322222in"/>
    </style:style>
    <style:style style:name="TableColumn0201" style:family="table-column">
      <style:table-column-properties style:column-width="0.465278in"/>
    </style:style>
    <style:style style:name="TableColumn0202" style:family="table-column">
      <style:table-column-properties style:column-width="0.661111in"/>
    </style:style>
    <style:style style:name="TableColumn0203" style:family="table-column">
      <style:table-column-properties style:column-width="0.750000in"/>
    </style:style>
    <style:style style:name="TableColumn0204" style:family="table-column">
      <style:table-column-properties style:column-width="1.375000in"/>
    </style:style>
    <style:style style:name="TableColumn0205" style:family="table-column">
      <style:table-column-properties style:column-width="1.998611in"/>
    </style:style>
    <style:style style:name="TableColumn0206" style:family="table-column">
      <style:table-column-properties style:column-width="1.118750in"/>
    </style:style>
    <style:style style:name="Table02" style:family="table">
      <style:table-properties style:width="6.6909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draw:frame text:anchor-type="as-char" svg:width="19.05mm" svg:height="22.01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>
            <text:p text:style-name="P3"><text:span text:style-name="T2">Отчёт по лабораторной работе</text:span><text:span text:style-name="T3">№</text:span><text:span text:style-name="T4"><text:tab/></text:span><text:span text:style-name="T5">25-26</text:span><text:span text:style-name="T6"><text:tab/></text:span><text:span text:style-name="T7">по курсу<text:s/></text:span><text:span text:style-name="T8"><text:tab/>1<text:tab/></text:span><text:span text:style-name="T9">­</text:span></text:p>
            <text:p text:style-name="P4"><text:span text:style-name="T10">студента группы<text:s text:c="2"/></text:span><text:span text:style-name="T11">М8О-108Б Попова Матвея<text:tab/></text:span><text:span text:style-name="T12">,<text:s/></text:span><text:span text:style-name="T13">№</text:span><text:span text:style-name="T14"><text:s/></text:span><text:span text:style-name="T15">по списку<text:s text:c="2"/></text:span><text:span text:style-name="T16"><text:tab/>18<text:tab/></text:span></text:p>
            <text:p text:style-name="P4"><text:span text:style-name="T17">Адреса www, e-mail, jabber, skype</text:span><text:span text:style-name="T18"><text:tab/> popov.m4tvei@yandex.ru<text:tab/><text:tab/><text:tab/></text:span></text:p>
            <text:p text:style-name="P4"><text:span text:style-name="T19">Работа выполнена: “28“ апреля</text:span><text:span text:style-name="T20"><text:s/></text:span><text:span text:style-name="T21">2020г.<text:tab/><text:tab/></text:span></text:p>
            <text:p text:style-name="P4"><text:span text:style-name="T21">Преподаватель:</text:span><text:span text:style-name="T22"><text:tab/><text:tab/><text:tab/>Трубченко Никита Михайлович.<text:tab/><text:tab/><text:tab/><text:tab/></text:span></text:p>
            <text:p text:style-name="P4"><text:span text:style-name="T23">Входной контроль знаний с оценкой<text:s/></text:span><text:span text:style-name="T24"><text:tab/><text:tab/><text:tab/><text:tab/><text:tab/></text:span></text:p>
            <text:p text:style-name="P4"><text:span text:style-name="T25">Отчёт сдан “2</text:span><text:span text:style-name="T26">8</text:span><text:span text:style-name="T27">“ апреля</text:span><text:span text:style-name="T28"><text:tab/><text:tab/></text:span><text:span text:style-name="T29">2021</text:span><text:span text:style-name="T30"><text:tab/></text:span><text:span text:style-name="T31">г., итоговая оценка<text:s/></text:span><text:span text:style-name="T32"><text:tab/><text:tab/></text:span></text:p>
            <text:p text:style-name="P4"><text:span text:style-name="T33">Подпись преподавателя<text:s/></text:span><text:span text:style-name="T34"><text:tab/><text:tab/><text:tab/><text:tab/></text:span><text:span text:style-name="T35"/></text:p>
          </table:table-cell>
        </table:table-row>
      </table:table>
      <text:p text:style-name="P6"><text:span text:style-name="T35"/></text:p>
      <text:list text:style-name="L7">
        <text:list-item>
          <text:p text:style-name="P7"><text:span text:style-name="T36">Тема</text:span><text:span text:style-name="T37">: типы данных</text:span></text:p>
        </text:list-item>
      </text:list>
      <text:p text:style-name="P8"><text:span text:style-name="T38"/></text:p>
      <text:list text:style-name="L9">
        <text:list-item>
          <text:p text:style-name="P9"><text:span text:style-name="T39">Цель работы</text:span><text:span text:style-name="T40">: научиться реализовывать типы данных</text:span></text:p>
        </text:list-item>
        <text:list-item>
          <text:p text:style-name="P9"><text:span text:style-name="T41">Задание (вариант 18)</text:span><text:span text:style-name="T42">: Линейный список, сортировка простой вставкой, вставка элемента с сохранением порядка</text:span></text:p>
        </text:list-item>
        <text:list-item>
          <text:p text:style-name="P9"><text:span text:style-name="T43">Оборудование</text:span><text:span text:style-name="T44"><text:s/>(</text:span><text:span text:style-name="T45">лабораторное</text:span><text:span text:style-name="T46">):</text:span></text:p>
        </text:list-item>
      </text:list>
      <text:p text:style-name="P10"><text:span text:style-name="T46">ЭВМ<text:s/></text:span><text:span text:style-name="T47"><text:tab/><text:tab/></text:span><text:span text:style-name="T48">, процессор<text:s/></text:span><text:span text:style-name="T49"><text:tab/><text:tab/></text:span><text:span text:style-name="T50">, имя узла сети<text:s/></text:span><text:span text:style-name="T51"><text:tab/><text:tab/><text:tab/></text:span><text:span text:style-name="T52"><text:s/>с ОП<text:s/></text:span><text:span text:style-name="T53"><text:tab/><text:tab/><text:s text:c="9"/></text:span><text:span text:style-name="T54"><text:s/>МБ</text:span></text:p>
      <text:p text:style-name="P11"><text:span text:style-name="T54">НМД<text:s/></text:span><text:span text:style-name="T55"><text:tab/><text:tab/></text:span><text:span text:style-name="T56"><text:s/>ГБ.<text:s text:c="2"/>Терминал<text:s/></text:span><text:span text:style-name="T57"><text:tab/><text:tab/></text:span><text:span text:style-name="T58"><text:s/>адрес<text:s/></text:span><text:span text:style-name="T59"><text:tab/><text:tab/><text:tab/></text:span><text:span text:style-name="T60">. Принтер<text:s/></text:span><text:span text:style-name="T61"><text:tab/><text:tab/><text:tab/></text:span></text:p>
      <text:p text:style-name="P11"><text:span text:style-name="T62">Другие устройства<text:s/></text:span><text:span text:style-name="T6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><text:span text:style-name="T64"/></text:p>
      <text:p text:style-name="P11"><text:span text:style-name="T65">Оборудование ПЭВМ студента, если использовалось:</text:span></text:p>
      <text:p text:style-name="P11"><text:span text:style-name="T66">Процессор<text:s/></text:span><text:span text:style-name="T67"><text:tab/><text:tab/>AMD Ryzen 7 4800U<text:tab/><text:tab/></text:span><text:span text:style-name="T68">, ОП<text:s/></text:span><text:span text:style-name="T69"><text:tab/></text:span><text:span text:style-name="T70">16</text:span><text:span text:style-name="T71"><text:tab/></text:span><text:span text:style-name="T72"><text:s/>ГБ, НМД<text:s/></text:span><text:span text:style-name="T73">1</text:span><text:span text:style-name="T74"><text:s/>ТБ. Монитор<text:s/></text:span><text:span text:style-name="T75"><text:tab/><text:tab/><text:tab/></text:span></text:p>
      <text:p text:style-name="P11"><text:span text:style-name="T76">Другие устройства<text:s/></text:span><text:span text:style-name="T7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><text:span text:style-name="T78"/></text:p>
      <text:list text:style-name="L13">
        <text:list-item>
          <text:p text:style-name="P13"><text:span text:style-name="T79">Программное обеспечение</text:span><text:span text:style-name="T80"><text:s/>(</text:span><text:span text:style-name="T81">лабораторное</text:span><text:span text:style-name="T82">):</text:span></text:p>
        </text:list-item>
      </text:list>
      <text:p text:style-name="P14"><text:span text:style-name="T82">Операционная система семейства<text:s/></text:span><text:span text:style-name="T83"><text:tab/><text:tab/></text:span><text:span text:style-name="T84">, наименование<text:s/></text:span><text:span text:style-name="T85"><text:tab/><text:tab/><text:tab/><text:tab/></text:span><text:span text:style-name="T86"><text:s/>версия<text:s/></text:span><text:span text:style-name="T87"><text:tab/><text:tab/></text:span></text:p>
      <text:p text:style-name="P14"><text:span text:style-name="T88">Интерпретатор команд<text:s/></text:span><text:span text:style-name="T89"><text:tab/><text:tab/><text:tab/><text:tab/><text:tab/><text:tab/><text:tab/></text:span><text:span text:style-name="T90"><text:s/>версия<text:s/></text:span><text:span text:style-name="T91"><text:tab/><text:tab/><text:tab/></text:span></text:p>
      <text:p text:style-name="P14"><text:span text:style-name="T92">Система программирования<text:s/></text:span><text:span text:style-name="T93"><text:tab/><text:tab/><text:tab/><text:tab/><text:tab/><text:tab/><text:tab/></text:span><text:span text:style-name="T94"><text:s/>версия<text:s/></text:span><text:span text:style-name="T95"><text:tab/><text:tab/><text:tab/></text:span></text:p>
      <text:p text:style-name="P14"><text:span text:style-name="T96">Редактор текстов<text:s/></text:span><text:span text:style-name="T97"><text:tab/><text:tab/><text:tab/><text:tab/><text:tab/><text:tab/><text:tab/><text:tab/></text:span><text:span text:style-name="T98"><text:s/>версия<text:s/></text:span><text:span text:style-name="T99"><text:tab/><text:tab/><text:tab/></text:span></text:p>
      <text:p text:style-name="P14"><text:span text:style-name="T100">Утилиты операционной системы<text:s/></text:span><text:span text:style-name="T101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02">Прикладные системы и программы<text:s/></text:span><text:span text:style-name="T103"><text:tab/><text:tab/><text:tab/><text:tab/><text:tab/><text:tab/><text:tab/><text:tab/><text:tab/></text:span></text:p>
      <text:p text:style-name="P14"><text:span text:style-name="T104">Местонахождения и имена файлов программ и данных<text:s/></text:span><text:span text:style-name="T105"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06"/></text:p>
      <text:p text:style-name="P14"><text:span text:style-name="T107">Программное обеспечение ЭВМ студента, если использовалось:</text:span></text:p>
      <text:p text:style-name="P14"><text:span text:style-name="T108">Операционная система семейства<text:s/></text:span><text:span text:style-name="T109"><text:tab/><text:tab/></text:span><text:span text:style-name="T110">, наименование<text:s/></text:span><text:span text:style-name="T111"><text:tab/><text:tab/><text:tab/></text:span><text:span text:style-name="T112"><text:s/>версия<text:s/></text:span><text:span text:style-name="T113"><text:tab/></text:span></text:p>
      <text:p text:style-name="P14"><text:span text:style-name="T114">Интерпретатор команд<text:s/></text:span><text:span text:style-name="T115"><text:tab/><text:tab/><text:tab/><text:tab/><text:tab/><text:tab/></text:span><text:span text:style-name="T116"><text:s/>версия<text:s/></text:span><text:span text:style-name="T117"><text:tab/><text:tab/><text:tab/></text:span></text:p>
      <text:p text:style-name="P14"><text:span text:style-name="T118">Система программирования<text:s/></text:span><text:span text:style-name="T119"><text:tab/><text:tab/><text:tab/><text:tab/><text:tab/><text:tab/><text:tab/></text:span><text:span text:style-name="T120"><text:s/>версия<text:s/></text:span><text:span text:style-name="T121"><text:tab/><text:tab/></text:span></text:p>
      <text:p text:style-name="P14"><text:span text:style-name="T122">Редактор текстов<text:s/></text:span><text:span text:style-name="T123"><text:tab/><text:tab/><text:tab/><text:tab/><text:tab/><text:tab/><text:tab/></text:span><text:span text:style-name="T124"><text:s/>версия<text:s/></text:span><text:span text:style-name="T125"><text:tab/><text:tab/><text:tab/></text:span></text:p>
      <text:p text:style-name="P14"><text:span text:style-name="T126">Утилиты операционной системы<text:s/></text:span><text:span text:style-name="T12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28">Прикладные системы и программы<text:s/></text:span><text:span text:style-name="T129"><text:tab/><text:tab/><text:tab/><text:tab/><text:tab/><text:tab/><text:tab/><text:tab/><text:tab/></text:span></text:p>
      <text:p text:style-name="P14"><text:span text:style-name="T130">Местонахождения и имена файлов программ и данных<text:s text:c="3"/></text:span><text:span text:style-name="T131"><text:tab/><text:tab/><text:tab/><text:tab/><text:tab/><text:tab/><text:tab/><text:tab/><text:tab/><text:tab/><text:tab/><text:tab/><text:tab/><text:tab/><text:tab/><text:tab/><text:tab/><text:tab/><text:tab/></text:span></text:p>
      <text:list text:style-name="L15">
        <text:list-item>
          <text:p text:style-name="P15"><text:span text:style-name="T132">Идея, метод, алгоритм</text:span><text:span text:style-name="T133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6"><text:span text:style-name="T134"/></text:p>
      <text:p text:style-name="P16"><text:span text:style-name="T134"/></text:p>
      <text:p text:style-name="P16"><text:span text:style-name="T135">main.c</text:span></text:p>
      <text:p text:style-name="P16"><text:span text:style-name="T135"/></text:p>
      <text:p text:style-name="P16"><text:span text:style-name="T135">#include &lt;stdio.h&gt; //linear list, procedure &amp; method -- 2</text:span></text:p>
      <text:p text:style-name="P16"><text:span text:style-name="T135">#include &lt;stdlib.h&gt;</text:span></text:p>
      <text:p text:style-name="P16"><text:span text:style-name="T135">#include "list.h"</text:span></text:p>
      <text:p text:style-name="P16"><text:span text:style-name="T135">#include "sort.h"</text:span></text:p>
      <text:p text:style-name="P16"><text:span text:style-name="T135"/></text:p>
      <text:p text:style-name="P16"><text:span text:style-name="T135">int main()</text:span></text:p>
      <text:p text:style-name="P16"><text:span text:style-name="T135">{</text:span></text:p>
      <text:p text:style-name="P16"><text:span text:style-name="T135"><text:s text:c="4"/>printf("Operations:\n");</text:span></text:p>
      <text:p text:style-name="P16"><text:span text:style-name="T135"><text:s text:c="4"/>printf("an to add element n to the list\n");</text:span></text:p>
      <text:p text:style-name="P16"><text:span text:style-name="T135"><text:s text:c="4"/>printf("fn to find element n in the list\n");</text:span></text:p>
      <text:p text:style-name="P16"><text:span text:style-name="T135"><text:s text:c="4"/>printf("dn to delete element n from the list\n");</text:span></text:p>
      <text:p text:style-name="P16"><text:span text:style-name="T135"><text:s text:c="4"/>printf("$n to add element n in the right order\n");</text:span></text:p>
      <text:p text:style-name="P16"><text:span text:style-name="T135"><text:s text:c="4"/>printf("e to check the list if it is empty\n");</text:span></text:p>
      <text:p text:style-name="P16"><text:span text:style-name="T135"><text:s text:c="4"/>printf("p to print the list\n");</text:span></text:p>
      <text:p text:style-name="P16"><text:span text:style-name="T135"><text:s text:c="4"/>printf("s to sort the list\n");</text:span></text:p>
      <text:p text:style-name="P16"><text:span text:style-name="T135"><text:s text:c="4"/>printf("# to finish.\n");</text:span></text:p>
      <text:p text:style-name="P16"><text:span text:style-name="T135"><text:s text:c="4"/>char op = 'a';</text:span></text:p>
      <text:p text:style-name="P16"><text:span text:style-name="T135"><text:s text:c="4"/>int e = 1;</text:span></text:p>
      <text:p text:style-name="P16"><text:span text:style-name="T135"><text:s text:c="4"/>struct list *L = NULL;</text:span></text:p>
      <text:p text:style-name="P16"><text:span text:style-name="T135"><text:s text:c="4"/>while (op != '#')</text:span></text:p>
      <text:p text:style-name="P16"><text:span text:style-name="T135"><text:s text:c="4"/>{</text:span></text:p>
      <text:p text:style-name="P16"><text:span text:style-name="T135"><text:s text:c="8"/>scanf("%c", &amp;op);</text:span></text:p>
      <text:p text:style-name="P16"><text:span text:style-name="T135"><text:s text:c="8"/>if (op == 'a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L = add(L, e);</text:span></text:p>
      <text:p text:style-name="P16"><text:span text:style-name="T135"><text:s text:c="8"/>}</text:span></text:p>
      <text:p text:style-name="P16"><text:span text:style-name="T135"><text:s text:c="8"/>if (op == 'f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int r = find(L, e, 0);</text:span></text:p>
      <text:p text:style-name="P16"><text:span text:style-name="T135"><text:s text:c="12"/>if (r == 0)</text:span></text:p>
      <text:p text:style-name="P16"><text:span text:style-name="T135"><text:s text:c="16"/>printf("Not found\n");</text:span></text:p>
      <text:p text:style-name="P16"><text:span text:style-name="T135"><text:s text:c="12"/>if (r == 1)</text:span></text:p>
      <text:p text:style-name="P16"><text:span text:style-name="T135"><text:s text:c="16"/>printf("Found 1 element\n");</text:span></text:p>
      <text:p text:style-name="P16"><text:span text:style-name="T135"><text:s text:c="12"/>if (r &gt; 1)</text:span></text:p>
      <text:p text:style-name="P16"><text:span text:style-name="T135"><text:s text:c="16"/>printf("Found %d elements\n", r);</text:span></text:p>
      <text:p text:style-name="P16"><text:span text:style-name="T135"><text:s text:c="8"/>}</text:span></text:p>
      <text:p text:style-name="P16"><text:span text:style-name="T135"><text:s text:c="8"/>if (op == 'd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int r = find(L, e, 0);</text:span></text:p>
      <text:p text:style-name="P16"><text:span text:style-name="T135"><text:s text:c="12"/>for (int i = 0; i &lt; r; i++)</text:span></text:p>
      <text:p text:style-name="P16"><text:span text:style-name="T135"><text:s text:c="16"/>L = delete(L, e);</text:span></text:p>
      <text:p text:style-name="P16"><text:span text:style-name="T135"><text:s text:c="8"/>}</text:span></text:p>
      <text:p text:style-name="P16"><text:span text:style-name="T135"><text:s text:c="8"/>if (op == '$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L = add(L, e);</text:span></text:p>
      <text:p text:style-name="P16"><text:span text:style-name="T135"><text:s text:c="12"/>L = sort(L, length(L, 0) - 1);</text:span></text:p>
      <text:p text:style-name="P16"><text:span text:style-name="T135"><text:s text:c="8"/>}</text:span></text:p>
      <text:p text:style-name="P16"><text:span text:style-name="T135"><text:s text:c="8"/>if (op == 'e')</text:span></text:p>
      <text:p text:style-name="P16"><text:span text:style-name="T135"><text:s text:c="8"/>{</text:span></text:p>
      <text:p text:style-name="P16"><text:span text:style-name="T135"><text:s text:c="12"/>if (empty(L) == 0)</text:span></text:p>
      <text:p text:style-name="P16"><text:span text:style-name="T135"><text:s text:c="16"/>printf("List is empty\n");</text:span></text:p>
      <text:p text:style-name="P16"><text:span text:style-name="T135"><text:s text:c="12"/>else</text:span></text:p>
      <text:p text:style-name="P16"><text:span text:style-name="T135"><text:s text:c="16"/>printf("List is not empty\n");</text:span></text:p>
      <text:p text:style-name="P16"><text:span text:style-name="T135"><text:s text:c="8"/>}</text:span></text:p>
      <text:p text:style-name="P16"><text:span text:style-name="T135"><text:s text:c="8"/>if (op == 'p')</text:span></text:p>
      <text:p text:style-name="P16"><text:span text:style-name="T135"><text:s text:c="8"/>{</text:span></text:p>
      <text:p text:style-name="P16"><text:span text:style-name="T135"><text:s text:c="12"/>output(L);</text:span></text:p>
      <text:p text:style-name="P16"><text:span text:style-name="T135"><text:s text:c="12"/>printf("\n");</text:span></text:p>
      <text:p text:style-name="P16"><text:span text:style-name="T135"><text:s text:c="8"/>}</text:span></text:p>
      <text:p text:style-name="P16"><text:span text:style-name="T135"><text:s text:c="8"/>if (op == 's')</text:span></text:p>
      <text:p text:style-name="P16"><text:span text:style-name="T135"><text:s text:c="8"/>{</text:span></text:p>
      <text:p text:style-name="P16"><text:span text:style-name="T135"><text:s text:c="12"/>int f = length(L, 0);</text:span></text:p>
      <text:p text:style-name="P16"><text:span text:style-name="T135"><text:s text:c="12"/>L = sort(L, f-1);</text:span></text:p>
      <text:p text:style-name="P16"><text:span text:style-name="T135"><text:s text:c="8"/>}</text:span></text:p>
      <text:p text:style-name="P16"><text:span text:style-name="T135"><text:s text:c="4"/>}</text:span></text:p>
      <text:p text:style-name="P16"><text:span text:style-name="T135"><text:s text:c="4"/>L = rem(L);</text:span></text:p>
      <text:p text:style-name="P16"><text:span text:style-name="T135"><text:s text:c="4"/>return 0;</text:span></text:p>
      <text:p text:style-name="P16"><text:span text:style-name="T135">}</text:span></text:p>
      <text:p text:style-name="P16"><text:span text:style-name="T135"/></text:p>
      <text:p text:style-name="P16"><text:span text:style-name="T135"/></text:p>
      <text:p text:style-name="P16"><text:span text:style-name="T135"/></text:p>
      <text:p text:style-name="P16"><text:span text:style-name="T135">list.c</text:span></text:p>
      <text:p text:style-name="P16"><text:span text:style-name="T135"/></text:p>
      <text:p text:style-name="P16"><text:span text:style-name="T135">#include &lt;stdio.h&gt;</text:span></text:p>
      <text:p text:style-name="P16"><text:span text:style-name="T135">#include &lt;stdlib.h&gt;</text:span></text:p>
      <text:p text:style-name="P16"><text:span text:style-name="T135">#include "list.h"</text:span></text:p>
      <text:p text:style-name="P16"><text:span text:style-name="T135"/></text:p>
      <text:p text:style-name="P16"><text:span text:style-name="T135">/*struct list</text:span></text:p>
      <text:p text:style-name="P16"><text:span text:style-name="T135">{</text:span></text:p>
      <text:p text:style-name="P16"><text:span text:style-name="T135"><text:s text:c="4"/>int k;</text:span></text:p>
      <text:p text:style-name="P16"><text:span text:style-name="T135"><text:s text:c="4"/>struct list *next;</text:span></text:p>
      <text:p text:style-name="P16"><text:span text:style-name="T135">}; */</text:span></text:p>
      <text:p text:style-name="P16"><text:span text:style-name="T135"/></text:p>
      <text:p text:style-name="P16"><text:span text:style-name="T135">struct list *add(struct list *l, int n)</text:span></text:p>
      <text:p text:style-name="P16"><text:span text:style-name="T135">{</text:span></text:p>
      <text:p text:style-name="P16"><text:span text:style-name="T135"><text:s text:c="4"/>if (l == NULL) </text:span></text:p>
      <text:p text:style-name="P16"><text:span text:style-name="T135"><text:s text:c="4"/>{</text:span></text:p>
      <text:p text:style-name="P16"><text:span text:style-name="T135"><text:s text:c="8"/>struct list *l = malloc(sizeof(struct list));</text:span></text:p>
      <text:p text:style-name="P16"><text:span text:style-name="T135"><text:s text:c="8"/>l-&gt;k = n;</text:span></text:p>
      <text:p text:style-name="P16"><text:span text:style-name="T135"><text:s text:c="8"/>l-&gt;next = NULL;</text:span></text:p>
      <text:p text:style-name="P16"><text:span text:style-name="T135"><text:s text:c="8"/>return l;</text:span></text:p>
      <text:p text:style-name="P16"><text:span text:style-name="T135"><text:s text:c="4"/>}</text:span></text:p>
      <text:p text:style-name="P16"><text:span text:style-name="T135"><text:s text:c="4"/>l-&gt;next = add(l-&gt;next, n);</text:span></text:p>
      <text:p text:style-name="P16"><text:span text:style-name="T135">}</text:span></text:p>
      <text:p text:style-name="P16"><text:span text:style-name="T135"/></text:p>
      <text:p text:style-name="P16"><text:span text:style-name="T135">int find(struct list *l, int n, int r)</text:span></text:p>
      <text:p text:style-name="P16"><text:span text:style-name="T135">{</text:span></text:p>
      <text:p text:style-name="P16"><text:span text:style-name="T135"><text:s text:c="4"/>if (l == NULL)</text:span></text:p>
      <text:p text:style-name="P16"><text:span text:style-name="T135"><text:s text:c="8"/>return r;</text:span></text:p>
      <text:p text:style-name="P16"><text:span text:style-name="T135"><text:s text:c="4"/>if (l-&gt;k == n)</text:span></text:p>
      <text:p text:style-name="P16"><text:span text:style-name="T135"><text:s text:c="8"/>r++;</text:span></text:p>
      <text:p text:style-name="P16"><text:span text:style-name="T135"><text:s text:c="4"/>find(l-&gt;next, n, r);</text:span></text:p>
      <text:p text:style-name="P16"><text:span text:style-name="T135">}</text:span></text:p>
      <text:p text:style-name="P16"><text:span text:style-name="T135"/></text:p>
      <text:p text:style-name="P16"><text:span text:style-name="T135">struct list *delete(struct list *l, int n)</text:span></text:p>
      <text:p text:style-name="P16"><text:span text:style-name="T135">{</text:span></text:p>
      <text:p text:style-name="P16"><text:span text:style-name="T135"><text:s text:c="4"/>if (l-&gt;k == n)</text:span></text:p>
      <text:p text:style-name="P16"><text:span text:style-name="T135"><text:s text:c="8"/>return l-&gt;next;</text:span></text:p>
      <text:p text:style-name="P16"><text:span text:style-name="T135"><text:s text:c="4"/>if (l == NULL)</text:span></text:p>
      <text:p text:style-name="P16"><text:span text:style-name="T135"><text:s text:c="8"/>return l;</text:span></text:p>
      <text:p text:style-name="P16"><text:span text:style-name="T135"><text:s text:c="4"/>if ((l-&gt;next)-&gt;k == n)</text:span></text:p>
      <text:p text:style-name="P16"><text:span text:style-name="T135"><text:s text:c="4"/>{</text:span></text:p>
      <text:p text:style-name="P16"><text:span text:style-name="T135"><text:s text:c="8"/>l-&gt;next = (l-&gt;next)-&gt;next;</text:span></text:p>
      <text:p text:style-name="P16"><text:span text:style-name="T135"><text:s text:c="8"/>return l;</text:span></text:p>
      <text:p text:style-name="P16"><text:span text:style-name="T135"><text:s text:c="4"/>}</text:span></text:p>
      <text:p text:style-name="P16"><text:span text:style-name="T135"><text:s text:c="4"/>delete(l-&gt;next, n);</text:span></text:p>
      <text:p text:style-name="P16"><text:span text:style-name="T135"><text:s text:c="4"/>return l;</text:span></text:p>
      <text:p text:style-name="P16"><text:span text:style-name="T135">}</text:span></text:p>
      <text:p text:style-name="P16"><text:span text:style-name="T135"/></text:p>
      <text:p text:style-name="P16"><text:span text:style-name="T135">short int empty(struct list *l)</text:span></text:p>
      <text:p text:style-name="P16"><text:span text:style-name="T135">{</text:span></text:p>
      <text:p text:style-name="P16"><text:span text:style-name="T135"><text:s text:c="4"/>if (l == NULL)</text:span></text:p>
      <text:p text:style-name="P16"><text:span text:style-name="T135"><text:s text:c="8"/>return 0;</text:span></text:p>
      <text:p text:style-name="P16"><text:span text:style-name="T135"><text:s text:c="4"/>else</text:span></text:p>
      <text:p text:style-name="P16"><text:span text:style-name="T135"><text:s text:c="8"/>return 1;</text:span></text:p>
      <text:p text:style-name="P16"><text:span text:style-name="T135">}</text:span></text:p>
      <text:p text:style-name="P16"><text:span text:style-name="T135"/></text:p>
      <text:p text:style-name="P16"><text:span text:style-name="T135">void output(struct list *l)</text:span></text:p>
      <text:p text:style-name="P16"><text:span text:style-name="T135">{</text:span></text:p>
      <text:p text:style-name="P16"><text:span text:style-name="T135"><text:s text:c="4"/>if (l == NULL)</text:span></text:p>
      <text:p text:style-name="P16"><text:span text:style-name="T135"><text:s text:c="8"/>return;</text:span></text:p>
      <text:p text:style-name="P16"><text:span text:style-name="T135"><text:s text:c="4"/>printf("%d ", l-&gt;k);</text:span></text:p>
      <text:p text:style-name="P16"><text:span text:style-name="T135"><text:s text:c="4"/>output(l-&gt;next);</text:span></text:p>
      <text:p text:style-name="P16"><text:span text:style-name="T135">}</text:span></text:p>
      <text:p text:style-name="P16"><text:span text:style-name="T135"/></text:p>
      <text:p text:style-name="P16"><text:span text:style-name="T135">struct list *rem(struct list *l)</text:span></text:p>
      <text:p text:style-name="P16"><text:span text:style-name="T135">{</text:span></text:p>
      <text:p text:style-name="P16"><text:span text:style-name="T135"><text:s text:c="4"/>if (l == NULL) </text:span></text:p>
      <text:p text:style-name="P16"><text:span text:style-name="T135"><text:s text:c="8"/>return l;</text:span></text:p>
      <text:p text:style-name="P16"><text:span text:style-name="T135"><text:s text:c="4"/>if (l-&gt;next == NULL)</text:span></text:p>
      <text:p text:style-name="P16"><text:span text:style-name="T135"><text:s text:c="4"/>{</text:span></text:p>
      <text:p text:style-name="P16"><text:span text:style-name="T135"><text:s text:c="8"/>free(l);</text:span></text:p>
      <text:p text:style-name="P16"><text:span text:style-name="T135"><text:s text:c="8"/>return NULL;</text:span></text:p>
      <text:p text:style-name="P16"><text:span text:style-name="T135"><text:s text:c="4"/>}</text:span></text:p>
      <text:p text:style-name="P16"><text:span text:style-name="T135"><text:s text:c="4"/>if (l-&gt;next != NULL)</text:span></text:p>
      <text:p text:style-name="P16"><text:span text:style-name="T135"><text:s text:c="8"/>l-&gt;next = rem(l-&gt;next);</text:span></text:p>
      <text:p text:style-name="P16"><text:span text:style-name="T135">}</text:span></text:p>
      <text:p text:style-name="P16"><text:span text:style-name="T135"/></text:p>
      <text:p text:style-name="P16"><text:span text:style-name="T135"/></text:p>
      <text:p text:style-name="P16"><text:span text:style-name="T135">list.h</text:span></text:p>
      <text:p text:style-name="P16"><text:span text:style-name="T135"/></text:p>
      <text:p text:style-name="P16"><text:span text:style-name="T135">#ifndef list_h</text:span></text:p>
      <text:p text:style-name="P16"><text:span text:style-name="T135">#define list_h</text:span></text:p>
      <text:p text:style-name="P16"><text:span text:style-name="T135"/></text:p>
      <text:p text:style-name="P16"><text:span text:style-name="T135">struct list</text:span></text:p>
      <text:p text:style-name="P16"><text:span text:style-name="T135">{</text:span></text:p>
      <text:p text:style-name="P16"><text:span text:style-name="T135"><text:s text:c="4"/>int k;</text:span></text:p>
      <text:p text:style-name="P16"><text:span text:style-name="T135"><text:s text:c="4"/>struct list *next;</text:span></text:p>
      <text:p text:style-name="P16"><text:span text:style-name="T135">};</text:span></text:p>
      <text:p text:style-name="P16"><text:span text:style-name="T135"/></text:p>
      <text:p text:style-name="P16"><text:span text:style-name="T135">struct list *add(struct list *l, int n);</text:span></text:p>
      <text:p text:style-name="P16"><text:span text:style-name="T135"/></text:p>
      <text:p text:style-name="P16"><text:span text:style-name="T135">int find(struct list *l, int n, int r);</text:span></text:p>
      <text:p text:style-name="P16"><text:span text:style-name="T135"/></text:p>
      <text:p text:style-name="P16"><text:span text:style-name="T135">struct list *delete(struct list *l, int n);</text:span></text:p>
      <text:p text:style-name="P16"><text:span text:style-name="T135"/></text:p>
      <text:p text:style-name="P16"><text:span text:style-name="T135">short int empty(struct list *l);</text:span></text:p>
      <text:p text:style-name="P16"><text:span text:style-name="T135"/></text:p>
      <text:p text:style-name="P16"><text:span text:style-name="T135">void output(struct list *l);</text:span></text:p>
      <text:p text:style-name="P16"><text:span text:style-name="T135"/></text:p>
      <text:p text:style-name="P16"><text:span text:style-name="T135">struct list *rem(struct list *l);</text:span></text:p>
      <text:p text:style-name="P16"><text:span text:style-name="T135"/></text:p>
      <text:p text:style-name="P16"><text:span text:style-name="T135">#endif</text:span></text:p>
      <text:p text:style-name="P16"><text:span text:style-name="T135"/></text:p>
      <text:p text:style-name="P16"><text:span text:style-name="T135"/></text:p>
      <text:p text:style-name="P16"><text:span text:style-name="T135">sort.c</text:span></text:p>
      <text:p text:style-name="P16"><text:span text:style-name="T135"/></text:p>
      <text:p text:style-name="P16"><text:span text:style-name="T135">#include &lt;stdio.h&gt;</text:span></text:p>
      <text:p text:style-name="P16"><text:span text:style-name="T135">#include &lt;stdlib.h&gt;</text:span></text:p>
      <text:p text:style-name="P16"><text:span text:style-name="T135">#include "list.h"</text:span></text:p>
      <text:p text:style-name="P16"><text:span text:style-name="T135">#include "sort.h"</text:span></text:p>
      <text:p text:style-name="P16"><text:span text:style-name="T135"/></text:p>
      <text:p text:style-name="P16"><text:span text:style-name="T135">int length(struct list *l, int r)</text:span></text:p>
      <text:p text:style-name="P16"><text:span text:style-name="T135">{</text:span></text:p>
      <text:p text:style-name="P16"><text:span text:style-name="T135"><text:s text:c="4"/>if (l == NULL)</text:span></text:p>
      <text:p text:style-name="P16"><text:span text:style-name="T135"><text:s text:c="8"/>return r;</text:span></text:p>
      <text:p text:style-name="P16"><text:span text:style-name="T135"><text:s text:c="4"/>r++;</text:span></text:p>
      <text:p text:style-name="P16"><text:span text:style-name="T135"><text:s text:c="4"/>length(l-&gt;next, r);</text:span></text:p>
      <text:p text:style-name="P16"><text:span text:style-name="T135">}</text:span></text:p>
      <text:p text:style-name="P16"><text:span text:style-name="T135"/></text:p>
      <text:p text:style-name="P16"><text:span text:style-name="T135">int inf(struct list *l, int min)</text:span></text:p>
      <text:p text:style-name="P16"><text:span text:style-name="T135">{</text:span></text:p>
      <text:p text:style-name="P16"><text:span text:style-name="T135"><text:s text:c="4"/>if (l == NULL)</text:span></text:p>
      <text:p text:style-name="P16"><text:span text:style-name="T135"><text:s text:c="8"/>return min;</text:span></text:p>
      <text:p text:style-name="P16"><text:span text:style-name="T135"><text:s text:c="4"/>if (l-&gt;k &lt; min)</text:span></text:p>
      <text:p text:style-name="P16"><text:span text:style-name="T135"><text:s text:c="8"/>min = l-&gt;k;</text:span></text:p>
      <text:p text:style-name="P16"><text:span text:style-name="T135"><text:s text:c="4"/>inf(l-&gt;next, min);</text:span></text:p>
      <text:p text:style-name="P16"><text:span text:style-name="T135">}</text:span></text:p>
      <text:p text:style-name="P16"><text:span text:style-name="T135"/></text:p>
      <text:p text:style-name="P16"><text:span text:style-name="T135">struct list *replace(struct list *l, int min, int d)</text:span></text:p>
      <text:p text:style-name="P16"><text:span text:style-name="T135">{</text:span></text:p>
      <text:p text:style-name="P16"><text:span text:style-name="T135"><text:s text:c="4"/>if (l == NULL)</text:span></text:p>
      <text:p text:style-name="P16"><text:span text:style-name="T135"><text:s text:c="8"/>return l;</text:span></text:p>
      <text:p text:style-name="P16"><text:span text:style-name="T135"><text:s text:c="4"/>if (l-&gt;k == min)</text:span></text:p>
      <text:p text:style-name="P16"><text:span text:style-name="T135"><text:s text:c="4"/>{</text:span></text:p>
      <text:p text:style-name="P16"><text:span text:style-name="T135"><text:s text:c="8"/>l-&gt;k = d;</text:span></text:p>
      <text:p text:style-name="P16"><text:span text:style-name="T135"><text:s text:c="8"/>return l;</text:span></text:p>
      <text:p text:style-name="P16"><text:span text:style-name="T135"><text:s text:c="4"/>}</text:span></text:p>
      <text:p text:style-name="P16"><text:span text:style-name="T135"><text:s text:c="4"/>replace(l-&gt;next, min, d);</text:span></text:p>
      <text:p text:style-name="P16"><text:span text:style-name="T135"><text:s text:c="4"/>return l;</text:span></text:p>
      <text:p text:style-name="P16"><text:span text:style-name="T135">}</text:span></text:p>
      <text:p text:style-name="P16"><text:span text:style-name="T135"/></text:p>
      <text:p text:style-name="P16"><text:span text:style-name="T135">struct list *sort(struct list *l, int n)</text:span></text:p>
      <text:p text:style-name="P16"><text:span text:style-name="T135">{</text:span></text:p>
      <text:p text:style-name="P16"><text:span text:style-name="T135"><text:s text:c="4"/>if (n == 0)</text:span></text:p>
      <text:p text:style-name="P16"><text:span text:style-name="T135"><text:s text:c="8"/>return l;</text:span></text:p>
      <text:p text:style-name="P16"><text:span text:style-name="T135"><text:s text:c="4"/>int min = inf(l, l-&gt;k);</text:span></text:p>
      <text:p text:style-name="P16"><text:span text:style-name="T135"><text:s text:c="4"/>l = replace(l, min, l-&gt;k);</text:span></text:p>
      <text:p text:style-name="P16"><text:span text:style-name="T135"><text:s text:c="4"/>l-&gt;k = min;</text:span></text:p>
      <text:p text:style-name="P16"><text:span text:style-name="T135"><text:s text:c="4"/>n--;</text:span></text:p>
      <text:p text:style-name="P16"><text:span text:style-name="T135"><text:s text:c="4"/>sort(l-&gt;next, n);</text:span></text:p>
      <text:p text:style-name="P16"><text:span text:style-name="T135"><text:s text:c="4"/>return l;</text:span></text:p>
      <text:p text:style-name="P16"><text:span text:style-name="T135">}</text:span></text:p>
      <text:p text:style-name="P16"><text:span text:style-name="T135"/></text:p>
      <text:p text:style-name="P16"><text:span text:style-name="T135"/></text:p>
      <text:p text:style-name="P16"><text:span text:style-name="T135">sort.h</text:span></text:p>
      <text:p text:style-name="P16"><text:span text:style-name="T135"/></text:p>
      <text:p text:style-name="P16"><text:span text:style-name="T135">#ifndef sort_h</text:span></text:p>
      <text:p text:style-name="P16"><text:span text:style-name="T135">#define sort_h</text:span></text:p>
      <text:p text:style-name="P16"><text:span text:style-name="T135"/></text:p>
      <text:p text:style-name="P16"><text:span text:style-name="T135">int length(struct list *l, int r);</text:span></text:p>
      <text:p text:style-name="P16"><text:span text:style-name="T135"/></text:p>
      <text:p text:style-name="P16"><text:span text:style-name="T135">int inf(struct list *l, int min);</text:span></text:p>
      <text:p text:style-name="P16"><text:span text:style-name="T135"/></text:p>
      <text:p text:style-name="P16"><text:span text:style-name="T135">struct list *replace(struct list *l, int min, int d);</text:span></text:p>
      <text:p text:style-name="P16"><text:span text:style-name="T135"/></text:p>
      <text:p text:style-name="P16"><text:span text:style-name="T135">struct list *sort(struct list *l, int n);</text:span></text:p>
      <text:p text:style-name="P16"><text:span text:style-name="T135"/></text:p>
      <text:p text:style-name="P16"><text:span text:style-name="T135">#endif</text:span></text:p>
      <text:p text:style-name="P16"><text:span text:style-name="T135"/></text:p>
      <text:p text:style-name="P16"><text:span text:style-name="T135"/></text:p>
      <text:p text:style-name="P16"><text:span text:style-name="T135">Makefile</text:span></text:p>
      <text:p text:style-name="P16"><text:span text:style-name="T135"/></text:p>
      <text:p text:style-name="P16"><text:span text:style-name="T135">CC ?= gcc</text:span></text:p>
      <text:p text:style-name="P16"><text:span text:style-name="T135">CFLAGS ?= -Werror -pedantic</text:span></text:p>
      <text:p text:style-name="P16"><text:span text:style-name="T135">main: main.o list.o sort.o</text:span></text:p>
      <text:p text:style-name="P16"><text:span text:style-name="T135"><text:tab/>$(CC) -o main main.o list.o sort.o</text:span></text:p>
      <text:p text:style-name="P16"><text:span text:style-name="T135"/></text:p>
      <text:p text:style-name="P16"><text:span text:style-name="T135">main.o: main.c</text:span></text:p>
      <text:p text:style-name="P16"><text:span text:style-name="T135"><text:tab/>$(CC) $(CFLAGS) -c main.c</text:span></text:p>
      <text:p text:style-name="P16"><text:span text:style-name="T135"/></text:p>
      <text:p text:style-name="P16"><text:span text:style-name="T135">list.o: list.c list.h</text:span></text:p>
      <text:p text:style-name="P16"><text:span text:style-name="T135"><text:tab/>$(CC) $(CFLAGS) -c list.c</text:span></text:p>
      <text:p text:style-name="P16"><text:span text:style-name="T135"/></text:p>
      <text:p text:style-name="P16"><text:span text:style-name="T135">sort.o: sort.c sort.h</text:span></text:p>
      <text:p text:style-name="P16"><text:span text:style-name="T135"><text:tab/>$(CC) $(CFLAGS) -c sort.c</text:span></text:p>
      <text:p text:style-name="P16"><text:span text:style-name="T135"/></text:p>
      <text:p text:style-name="P16"><text:span text:style-name="T135">clean:</text:span></text:p>
      <text:p text:style-name="P16"><text:span text:style-name="T135"><text:tab/>rm -rf *.o main</text:span></text:p>
      <text:p text:style-name="P16"><text:span text:style-name="T136"/></text:p>
      <text:p text:style-name="P16"><text:span text:style-name="T137">Пункты 1-7 отчёта составляются<text:s/></text:span><text:span text:style-name="T138">строго до</text:span><text:span text:style-name="T139"><text:s/>начала лабораторной работы.</text:span></text:p>
      <text:p text:style-name="P16"><text:span text:style-name="T140"/></text:p>
      <text:p text:style-name="P17"><text:span text:style-name="T141">Допущен к выполнению работы. Подпись преподавателя<text:s/></text:span><text:span text:style-name="T142"><text:tab/><text:tab/><text:tab/><text:tab/></text:span></text:p>
      <text:list text:style-name="L18">
        <text:list-item>
          <text:p text:style-name="P18"><text:span text:style-name="T143">Распечатка протокола</text:span><text:span text:style-name="T144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><text:span text:style-name="T145"/></text:p>
      <text:list text:style-name="L20">
        <text:list-item>
          <text:p text:style-name="P20"><text:span text:style-name="T146">Дневник отладки</text:span><text:span text:style-name="T147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22"><text:span text:style-name="T149">№</text:span><text:span text:style-name="T150"/></text:p>
          </table:table-cell>
          <table:table-cell table:style-name="TableCell020001">
            <text:p text:style-name="P22"><text:span text:style-name="T151">Лаб.</text:span></text:p>
            <text:p text:style-name="P22"><text:span text:style-name="T151">или</text:span></text:p>
            <text:p text:style-name="P22"><text:span text:style-name="T151">дом.</text:span><text:span text:style-name="T152"/></text:p>
          </table:table-cell>
          <table:table-cell table:style-name="TableCell020002">
            <text:p text:style-name="P22"><text:span text:style-name="T153">Дата</text:span><text:span text:style-name="T154"/></text:p>
          </table:table-cell>
          <table:table-cell table:style-name="TableCell020003">
            <text:p text:style-name="P22"><text:span text:style-name="T155">Время</text:span><text:span text:style-name="T156"/></text:p>
          </table:table-cell>
          <table:table-cell table:style-name="TableCell020004">
            <text:p text:style-name="P22"><text:span text:style-name="T157">Событие</text:span><text:span text:style-name="T158"/></text:p>
          </table:table-cell>
          <table:table-cell table:style-name="TableCell020005">
            <text:p text:style-name="P22"><text:span text:style-name="T159">Действие по исправлению</text:span><text:span text:style-name="T160"/></text:p>
          </table:table-cell>
          <table:table-cell table:style-name="TableCell020006">
            <text:p text:style-name="P22"><text:span text:style-name="T161">Примечание</text:span><text:span text:style-name="T162"/></text:p>
          </table:table-cell>
        </table:table-row>
        <table:table-row table:style-name="TableRow0201">
          <table:table-cell table:style-name="TableCell020100"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</table:table-cell>
          <table:table-cell table:style-name="TableCell020101">
            <text:p text:style-name="P25"><text:span text:style-name="T162"/></text:p>
          </table:table-cell>
          <table:table-cell table:style-name="TableCell020102">
            <text:p text:style-name="P25"><text:span text:style-name="T162"/></text:p>
          </table:table-cell>
          <table:table-cell table:style-name="TableCell020103">
            <text:p text:style-name="P25"><text:span text:style-name="T162"/></text:p>
          </table:table-cell>
          <table:table-cell table:style-name="TableCell020104">
            <text:p text:style-name="P25"><text:span text:style-name="T162"/></text:p>
          </table:table-cell>
          <table:table-cell table:style-name="TableCell020105">
            <text:p text:style-name="P25"><text:span text:style-name="T162"/></text:p>
          </table:table-cell>
          <table:table-cell table:style-name="TableCell020106">
            <text:p text:style-name="P25"><text:span text:style-name="T162"/></text:p>
          </table:table-cell>
        </table:table-row>
      </table:table>
      <text:p text:style-name="P27"><text:span text:style-name="T162"/></text:p>
      <text:list text:style-name="L28">
        <text:list-item>
          <text:p text:style-name="P28"><text:span text:style-name="T163">Замечание автора по существу работы<text:s/></text:span><text:span text:style-name="T16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165">Выводы<text:s text:c="2"/>:<text:s text:c="3"/>реализовал тип данных и сортировку</text:span></text:p>
        </text:list-item>
        <text:list-item>
          <text:p text:style-name="P28"><text:span text:style-name="T166"/></text:p>
        </text:list-item>
      </text:list>
      <text:p text:style-name="P29"><text:span text:style-name="T167">Недочеты, допущенные при выполнении задания, могут быть устранены следующим образом<text:s/></text:span><text:span text:style-name="T16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169"/></text:p>
      <text:p text:style-name="P30"><text:span text:style-name="T170">Подпись студента<text:s/></text:span><text:span text:style-name="T171"><text:tab/><text:tab/><text:tab/></text:span><text:span text:style-name="T1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